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.getSty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Label( final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VersionLabel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SVSS.run( Commandline cm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SVSS.getWritableFil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SVSS.getOutp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Style( final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SVSS.setInternalOutputFilename( final String output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Ss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Com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Lo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Login( final String vssLo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Recurs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Qui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GetLocal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SSComma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SVSS.setInternalQuiet( final boolean qui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ShortLab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SVSS.setInternalLocalPath( final String loca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Date( final Stri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ToLabel( final String to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FileTimeStamp( final CurrentModUpdated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Version( final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U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NumDays( final int numDa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V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AutoResponse( final String auto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VersionDateLabe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SVSS.setFailOnError( final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GetLocalCopy( final boolean getLocal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User( final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FromDate( final String from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DateFormat( final DateFormat 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Lab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SVSS.setInternalWritable( final boolean wr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Vsspath( final String vs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SVSS.calcDate( String startDate , int daysToA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SVSS.getFailOn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Comment( final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ableFiles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Recursive( final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Serverpath( final String serve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Localpa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SVSS.setInternalToDate( final String to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FileTimeStam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rrentModUpdated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setInternalFailOnError( final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formatCommandLine( Commandline cm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SVSS.getWri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Autorespon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SVSS.setInternalFromLabel( final String from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.getVersionDa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SVSS.setInternalWritableFiles( final WritableFiles writabl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